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Noto Sans Adlam" svg:font-family="'Noto Sans Adla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db0db" draw:fill-color="#8db0db" draw:textarea-horizontal-align="justify" draw:textarea-vertical-align="middle" draw:auto-grow-height="false" fo:min-height="6.227cm" fo:min-width="2.929cm"/>
    </style:style>
    <style:style style:name="gr2" style:family="graphic" style:parent-style-name="standard">
      <style:graphic-properties svg:stroke-color="#dcd0ab" draw:fill-color="#dcd0ab" draw:textarea-horizontal-align="justify" draw:textarea-vertical-align="middle" draw:auto-grow-height="false" fo:min-height="6.227cm" fo:min-width="2.929cm"/>
    </style:style>
    <style:style style:name="gr3" style:family="graphic" style:parent-style-name="standard">
      <style:graphic-properties svg:stroke-color="#d5edc5" draw:fill-color="#d5edc5" draw:textarea-horizontal-align="justify" draw:textarea-vertical-align="middle" draw:auto-grow-height="false" fo:min-height="4.576cm" fo:min-width="1.659cm"/>
    </style:style>
    <style:style style:name="gr4" style:family="graphic" style:parent-style-name="standard">
      <style:graphic-properties svg:stroke-color="#ffa6a6" draw:fill-color="#ffa6a6" draw:textarea-horizontal-align="justify" draw:textarea-vertical-align="middle" draw:auto-grow-height="false" fo:min-height="4.576cm" fo:min-width="1.659cm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standard">
      <style:graphic-properties svg:stroke-width="0.106cm" svg:stroke-color="#127622" draw:marker-start-width="0.359cm" draw:marker-end-width="0.359cm" draw:fill="none" draw:textarea-horizontal-align="justify" draw:textarea-vertical-align="middle" draw:auto-grow-height="false" fo:min-height="4.576cm" fo:min-width="3.818cm" fo:padding-top="0.178cm" fo:padding-bottom="0.178cm" fo:padding-left="0.303cm" fo:padding-right="0.303cm"/>
    </style:style>
    <style:style style:name="gr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5.211cm" fo:min-width="6.104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P1" style:family="paragraph">
      <loext:graphic-properties draw:fill-color="#8db0db"/>
      <style:paragraph-properties fo:text-align="center"/>
    </style:style>
    <style:style style:name="P2" style:family="paragraph">
      <loext:graphic-properties draw:fill-color="#dcd0ab"/>
      <style:paragraph-properties fo:text-align="center"/>
    </style:style>
    <style:style style:name="P3" style:family="paragraph">
      <loext:graphic-properties draw:fill-color="#d5edc5"/>
      <style:paragraph-properties fo:text-align="center"/>
    </style:style>
    <style:style style:name="P4" style:family="paragraph">
      <loext:graphic-properties draw:fill-color="#ffa6a6"/>
      <style:paragraph-properties fo:text-align="center"/>
    </style:style>
    <style:style style:name="P5" style:family="paragraph">
      <style:text-properties style:font-name="FreeSans" fo:font-size="10pt" style:font-size-asian="10pt" style:font-size-complex="10pt"/>
    </style:style>
    <style:style style:name="P6" style:family="paragraph">
      <loext:graphic-properties draw:fill="none" draw:fill-color="#ffffff"/>
      <style:text-properties style:font-name="FreeSans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 draw:fill-color="#ffffff"/>
      <style:text-properties fo:font-size="15pt" style:font-size-asian="15pt" style:font-size-complex="15pt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FreeSans"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6.477cm" svg:x="5.318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6.477cm" svg:x="8.747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159cm" svg:height="4.826cm" svg:x="6.588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159cm" svg:height="4.826cm" svg:x="8.747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4.064cm" svg:height="0.635cm" draw:transform="rotate (1.5707963267949) translate (11.287cm 10.652cm)">
          <draw:text-box>
            <text:p text:style-name="P5"><text:span text:style-name="T1">verdaderos negativos</text:span></text:p>
          </draw:text-box>
        </draw:frame>
        <draw:frame draw:style-name="gr5" draw:text-style-name="P6" draw:layer="layout" svg:width="3.556cm" svg:height="0.635cm" draw:transform="rotate (1.5707963267949) translate (9.509cm 10.525cm)">
          <draw:text-box>
            <text:p text:style-name="P5"><text:span text:style-name="T1">falsos positivos</text:span></text:p>
          </draw:text-box>
        </draw:frame>
        <draw:frame draw:style-name="gr5" draw:text-style-name="P6" draw:layer="layout" svg:width="3.556cm" svg:height="0.635cm" draw:transform="rotate (1.57812670965327) translate (5.598cm 10.657cm)">
          <draw:text-box>
            <text:p text:style-name="P5"><text:span text:style-name="T1">falsos negativos</text:span></text:p>
          </draw:text-box>
        </draw:frame>
        <draw:frame draw:style-name="gr5" draw:text-style-name="P6" draw:layer="layout" svg:width="3.81cm" svg:height="0.635cm" draw:transform="rotate (1.5707963267949) translate (7.223cm 10.525cm)">
          <draw:text-box>
            <text:p text:style-name="P5"><text:span text:style-name="T1">verdaderos positivos</text:span></text:p>
          </draw:text-box>
        </draw:frame>
        <draw:frame draw:style-name="gr5" draw:text-style-name="P6" draw:layer="layout" svg:width="2.032cm" svg:height="0.635cm" svg:x="9.509cm" svg:y="4.683cm">
          <draw:text-box>
            <text:p text:style-name="P5"><text:span text:style-name="T1">P(H0/H0)</text:span></text:p>
          </draw:text-box>
        </draw:frame>
        <draw:frame draw:style-name="gr5" draw:text-style-name="P6" draw:layer="layout" svg:width="2.032cm" svg:height="0.635cm" svg:x="8.874cm" svg:y="6.08cm">
          <draw:text-box>
            <text:p text:style-name="P5"><text:span text:style-name="T1">P(H1/H0)</text:span></text:p>
          </draw:text-box>
        </draw:frame>
        <draw:frame draw:style-name="gr5" draw:text-style-name="P6" draw:layer="layout" svg:width="2.032cm" svg:height="0.635cm" svg:x="6.08cm" svg:y="4.683cm">
          <draw:text-box>
            <text:p text:style-name="P5"><text:span text:style-name="T1">P(H0/H1)</text:span></text:p>
          </draw:text-box>
        </draw:frame>
        <draw:frame draw:style-name="gr5" draw:text-style-name="P6" draw:layer="layout" svg:width="2.032cm" svg:height="0.635cm" svg:x="6.588cm" svg:y="6.08cm">
          <draw:text-box>
            <text:p text:style-name="P5"><text:span text:style-name="T1">P(H1/H1)</text:span></text:p>
          </draw:text-box>
        </draw:frame>
        <draw:custom-shape draw:style-name="gr6" draw:text-style-name="P7" draw:layer="layout" svg:width="4.318cm" svg:height="4.826cm" svg:x="6.588cm" svg:y="5.82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651cm" svg:height="0.635cm" svg:x="6.588cm" svg:y="3.667cm">
          <draw:text-box>
            <text:p text:style-name="P5"><text:span text:style-name="T1">P(H1)</text:span></text:p>
          </draw:text-box>
        </draw:frame>
        <draw:frame draw:style-name="gr5" draw:text-style-name="P6" draw:layer="layout" svg:width="1.651cm" svg:height="0.635cm" svg:x="9.689cm" svg:y="3.668cm">
          <draw:text-box>
            <text:p text:style-name="P5"><text:span text:style-name="T1">P(H0)</text:span></text:p>
          </draw:text-box>
        </draw:frame>
        <draw:custom-shape draw:style-name="gr7" draw:text-style-name="P7" draw:layer="layout" svg:width="6.604cm" svg:height="5.461cm" svg:x="5.572cm" svg:y="13.954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572cm" svg:y1="16.748cm" svg:x2="12.176cm" svg:y2="16.748cm">
          <text:p/>
        </draw:line>
        <draw:line draw:style-name="gr8" draw:text-style-name="P8" draw:layer="layout" svg:x1="8.874cm" svg:y1="13.954cm" svg:x2="8.874cm" svg:y2="19.415cm">
          <text:p/>
        </draw:line>
        <draw:frame draw:style-name="gr9" draw:text-style-name="P10" draw:layer="layout" svg:width="1.524cm" svg:height="0.889cm" svg:x="6.715cm" svg:y="13.065cm">
          <draw:text-box>
            <text:p text:style-name="P9"><text:span text:style-name="T2">H1</text:span></text:p>
          </draw:text-box>
        </draw:frame>
        <draw:frame draw:style-name="gr5" draw:text-style-name="P12" draw:layer="layout" svg:width="3.937cm" svg:height="0.635cm" svg:x="5.391cm" svg:y="15.224cm">
          <draw:text-box>
            <text:p text:style-name="P11"><text:span text:style-name="T3"># H1 </text:span><text:span text:style-name="T3">estimad</text:span><text:span text:style-name="T3">os </text:span><text:span text:style-name="T3">como </text:span><text:span text:style-name="T3">H1 </text:span></text:p>
          </draw:text-box>
        </draw:frame>
        <draw:frame draw:style-name="gr5" draw:text-style-name="P12" draw:layer="layout" svg:width="3.175cm" svg:height="0.635cm" svg:x="5.645cm" svg:y="14.335cm">
          <draw:text-box>
            <text:p text:style-name="P11"><text:span text:style-name="T3">Verdaderos Positivos</text:span></text:p>
          </draw:text-box>
        </draw:frame>
        <draw:line draw:style-name="gr10" draw:text-style-name="P8" draw:layer="layout" svg:x1="5.645cm" svg:y1="15.732cm" svg:x2="8.82cm" svg:y2="15.732cm">
          <text:p/>
        </draw:line>
        <draw:frame draw:style-name="gr5" draw:text-style-name="P12" draw:layer="layout" svg:width="3.683cm" svg:height="0.635cm" svg:x="5.391cm" svg:y="15.732cm">
          <draw:text-box>
            <text:p text:style-name="P11"><text:span text:style-name="T3"># Total muestras de </text:span><text:span text:style-name="T3">Test </text:span></text:p>
          </draw:text-box>
        </draw:frame>
        <draw:frame draw:style-name="gr5" draw:text-style-name="P12" draw:layer="layout" svg:width="3.937cm" svg:height="0.635cm" svg:x="8.692cm" svg:y="15.224cm">
          <draw:text-box>
            <text:p text:style-name="P11"><text:span text:style-name="T3"># H0 estimados como H1 </text:span></text:p>
          </draw:text-box>
        </draw:frame>
        <draw:frame draw:style-name="gr5" draw:text-style-name="P12" draw:layer="layout" svg:width="2.725cm" svg:height="0.635cm" svg:x="9.197cm" svg:y="14.335cm">
          <draw:text-box>
            <text:p text:style-name="P11"><text:span text:style-name="T3">Falsos Positivos</text:span></text:p>
          </draw:text-box>
        </draw:frame>
        <draw:line draw:style-name="gr10" draw:text-style-name="P8" draw:layer="layout" svg:x1="8.946cm" svg:y1="15.732cm" svg:x2="12.121cm" svg:y2="15.732cm">
          <text:p/>
        </draw:line>
        <draw:frame draw:style-name="gr5" draw:text-style-name="P12" draw:layer="layout" svg:width="3.937cm" svg:height="0.635cm" svg:x="8.692cm" svg:y="15.732cm">
          <draw:text-box>
            <text:p text:style-name="P11"><text:span text:style-name="T3"># Total muestras de </text:span><text:span text:style-name="T3">Test </text:span></text:p>
          </draw:text-box>
        </draw:frame>
        <draw:frame draw:style-name="gr9" draw:text-style-name="P10" draw:layer="layout" svg:width="1.524cm" svg:height="0.889cm" svg:x="10.015cm" svg:y="13.066cm">
          <draw:text-box>
            <text:p text:style-name="P9"><text:span text:style-name="T2">H0</text:span></text:p>
          </draw:text-box>
        </draw:frame>
        <draw:frame draw:style-name="gr5" draw:text-style-name="P12" draw:layer="layout" svg:width="3.937cm" svg:height="0.635cm" svg:x="5.392cm" svg:y="18.024cm">
          <draw:text-box>
            <text:p text:style-name="P11"><text:span text:style-name="T3"># H1 estimados como H0 </text:span></text:p>
          </draw:text-box>
        </draw:frame>
        <draw:frame draw:style-name="gr5" draw:text-style-name="P12" draw:layer="layout" svg:width="3.175cm" svg:height="0.635cm" svg:x="5.826cm" svg:y="17.129cm">
          <draw:text-box>
            <text:p text:style-name="P11"><text:span text:style-name="T3">Falsos Negativos</text:span></text:p>
          </draw:text-box>
        </draw:frame>
        <draw:line draw:style-name="gr10" draw:text-style-name="P8" draw:layer="layout" svg:x1="5.646cm" svg:y1="18.532cm" svg:x2="8.821cm" svg:y2="18.532cm">
          <text:p/>
        </draw:line>
        <draw:frame draw:style-name="gr5" draw:text-style-name="P12" draw:layer="layout" svg:width="3.683cm" svg:height="0.635cm" svg:x="5.392cm" svg:y="18.532cm">
          <draw:text-box>
            <text:p text:style-name="P11"><text:span text:style-name="T3"># Total muestras de Test </text:span></text:p>
          </draw:text-box>
        </draw:frame>
        <draw:frame draw:style-name="gr5" draw:text-style-name="P12" draw:layer="layout" svg:width="3.937cm" svg:height="0.635cm" svg:x="8.693cm" svg:y="18.024cm">
          <draw:text-box>
            <text:p text:style-name="P11"><text:span text:style-name="T3"># H0 estimados como H0 </text:span></text:p>
          </draw:text-box>
        </draw:frame>
        <draw:frame draw:style-name="gr11" draw:text-style-name="P12" draw:layer="layout" svg:width="3.356cm" svg:height="0.887cm" svg:x="8.947cm" svg:y="17.135cm">
          <draw:text-box>
            <text:p text:style-name="P11"><text:span text:style-name="T3">Verdaderos Negativos</text:span></text:p>
          </draw:text-box>
        </draw:frame>
        <draw:line draw:style-name="gr10" draw:text-style-name="P8" draw:layer="layout" svg:x1="8.947cm" svg:y1="18.532cm" svg:x2="12.122cm" svg:y2="18.532cm">
          <text:p/>
        </draw:line>
        <draw:frame draw:style-name="gr5" draw:text-style-name="P12" draw:layer="layout" svg:width="3.683cm" svg:height="0.635cm" svg:x="8.693cm" svg:y="18.532cm">
          <draw:text-box>
            <text:p text:style-name="P11"><text:span text:style-name="T3"># Total muestras de Test </text:span></text:p>
          </draw:text-box>
        </draw:frame>
        <draw:frame draw:style-name="gr9" draw:text-style-name="P10" draw:layer="layout" svg:width="1.524cm" svg:height="0.889cm" svg:x="4.302cm" svg:y="15.097cm">
          <draw:text-box>
            <text:p text:style-name="P9"><text:span text:style-name="T2">H1</text:span></text:p>
          </draw:text-box>
        </draw:frame>
        <draw:frame draw:style-name="gr9" draw:text-style-name="P10" draw:layer="layout" svg:width="1.524cm" svg:height="0.889cm" svg:x="4.302cm" svg:y="17.637cm">
          <draw:text-box>
            <text:p text:style-name="P9"><text:span text:style-name="T2">H0</text:span></text:p>
          </draw:text-box>
        </draw:frame>
        <draw:line draw:style-name="gr8" draw:text-style-name="P8" draw:layer="layout" svg:x1="5.572cm" svg:y1="12.948cm" svg:x2="12.176cm" svg:y2="12.948cm">
          <text:p/>
        </draw:line>
        <draw:line draw:style-name="gr12" draw:text-style-name="P8" draw:layer="layout" svg:x1="4.274cm" svg:y1="13.955cm" svg:x2="4.274cm" svg:y2="19.416cm">
          <text:p/>
        </draw:line>
        <draw:frame draw:style-name="gr13" draw:text-style-name="P10" draw:layer="layout" svg:width="4.191cm" svg:height="0.839cm" draw:transform="rotate (1.5707963267949) translate (3.209cm 18.78cm)">
          <draw:text-box>
            <text:p text:style-name="P9"><text:span text:style-name="T2">Valor Estimado</text:span></text:p>
          </draw:text-box>
        </draw:frame>
        <draw:frame draw:style-name="gr13" draw:text-style-name="P10" draw:layer="layout" svg:width="4.191cm" svg:height="0.839cm" svg:x="7.35cm" svg:y="12.176cm">
          <draw:text-box>
            <text:p text:style-name="P9"><text:span text:style-name="T2">Valor Rea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Noto Sans Adlam" svg:font-family="'Noto Sans Adlam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0:58:15.980332820</meta:creation-date>
    <dc:date>2022-04-22T13:46:26.850398103</dc:date>
    <meta:editing-duration>PT56M36S</meta:editing-duration>
    <meta:editing-cycles>3</meta:editing-cycles>
    <meta:generator>LibreOffice/6.4.7.2$Linux_X86_64 LibreOffice_project/40$Build-2</meta:generator>
    <meta:document-statistic meta:object-count="42"/>
  </office:meta>
</office:document-meta>
</file>